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2C0000022D38BD4668.png"/>
  <manifest:file-entry manifest:media-type="image/png" manifest:full-path="Pictures/100000000000022C000001DA265D3A0C.png"/>
  <manifest:file-entry manifest:media-type="image/png" manifest:full-path="Pictures/100000000000022C000001D58BDA4CE0.png"/>
  <manifest:file-entry manifest:media-type="image/png" manifest:full-path="Pictures/100000000000022C0000015CDE7A84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D FORMS</text:p>
      <text:p text:style-name="P1"/>
      <text:p text:style-name="P2"><draw:frame draw:style-name="fr1" draw:name="graphics2" text:anchor-type="paragraph" svg:x="9.169cm" svg:y="0cm" svg:width="9.999cm" svg:height="8.52cm" draw:z-index="0"><draw:image xlink:href="Pictures/100000000000022C000001DA265D3A0C.png" xlink:type="simple" xlink:show="embed" xlink:actuate="onLoad"/></draw:frame><draw:frame draw:style-name="fr1" draw:name="graphics1" text:anchor-type="paragraph" svg:x="-1.358cm" svg:y="0cm" svg:width="9.999cm" svg:height="6.241cm" draw:z-index="1"><draw:image xlink:href="Pictures/100000000000022C0000015CDE7A8471.png" xlink:type="simple" xlink:show="embed" xlink:actuate="onLoad"/></draw:frame><draw:frame draw:style-name="fr1" draw:name="graphics3" text:anchor-type="paragraph" svg:x="-1.311cm" svg:y="7.064cm" svg:width="9.999cm" svg:height="10.021cm" draw:z-index="2"><draw:image xlink:href="Pictures/100000000000022C0000022D38BD4668.png" xlink:type="simple" xlink:show="embed" xlink:actuate="onLoad"/></draw:frame><draw:frame draw:style-name="fr1" draw:name="graphics4" text:anchor-type="paragraph" svg:x="9.22cm" svg:y="9.234cm" svg:width="9.999cm" svg:height="8.43cm" draw:z-index="3"><draw:image xlink:href="Pictures/100000000000022C000001D58BDA4C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7-03T18:10:47.89</meta:creation-date>
    <meta:generator>OpenOffice/4.1.15$Win32 OpenOffice.org_project/4115m2$Build-9813</meta:generator>
    <dc:date>2025-08-02T11:17:32.02</dc:date>
    <dc:creator>Paul Paroczai</dc:creator>
    <meta:editing-duration>PT49M37S</meta:editing-duration>
    <meta:editing-cycles>3</meta:editing-cycles>
    <meta:document-statistic meta:table-count="0" meta:image-count="4" meta:object-count="0" meta:page-count="1" meta:paragraph-count="1" meta:word-count="2" meta:character-count="10"/>
  </office:meta>
</office:document-meta>
</file>